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italic" style:font-style-asian="italic" style:font-style-complex="italic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1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1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ff3333" fo:language="ru" fo:country="RU" fo:font-style="italic" style:font-style-asian="italic" style:font-style-complex="italic"/>
    </style:style>
    <style:style style:name="P1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ff3333" fo:language="ru" fo:country="RU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use-window-font-color="true"/>
    </style:style>
    <style:style style:name="P16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8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6666ff" fo:language="ru" fo:country="RU"/>
    </style:style>
    <style:style style:name="P20" style:family="paragraph" style:parent-style-name="Text_20_body">
      <style:text-properties fo:language="en" fo:country="US"/>
    </style:style>
    <style:style style:name="P21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22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23" style:family="paragraph" style:parent-style-name="Text_20_body">
      <style:text-properties fo:color="#6666ff" fo:language="ru" fo:country="RU" fo:font-style="normal" officeooo:rsid="001917db" officeooo:paragraph-rsid="001917db" style:font-style-asian="normal" style:font-style-complex="normal"/>
    </style:style>
    <style:style style:name="P24" style:family="paragraph" style:parent-style-name="Text_20_body">
      <style:text-properties fo:color="#6666ff" fo:language="ru" fo:country="RU" fo:font-style="normal" officeooo:rsid="0020e166" officeooo:paragraph-rsid="0020e166" style:font-style-asian="normal" style:font-style-complex="normal"/>
    </style:style>
    <style:style style:name="P25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6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7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8" style:family="paragraph" style:parent-style-name="Text_20_body" style:list-style-name="L3">
      <style:text-properties fo:language="ru" fo:country="RU"/>
    </style:style>
    <style:style style:name="P29" style:family="paragraph" style:parent-style-name="Text_20_body" style:list-style-name="L3">
      <style:text-properties fo:language="ru" fo:country="RU" fo:background-color="#ffff00"/>
    </style:style>
    <style:style style:name="P30" style:family="paragraph" style:parent-style-name="Text_20_body">
      <style:text-properties officeooo:paragraph-rsid="00194d01"/>
    </style:style>
    <style:style style:name="P3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3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officeooo:paragraph-rsid="00113f53" style:font-style-asian="normal" style:font-style-complex="normal"/>
    </style:style>
    <style:style style:name="P3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paragraph-rsid="00177ab9" style:font-style-asian="normal" style:font-style-complex="normal"/>
    </style:style>
    <style:style style:name="P3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paragraph-rsid="00179d89" style:font-style-asian="normal" style:font-style-complex="normal"/>
    </style:style>
    <style:style style:name="P3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177ab9" officeooo:paragraph-rsid="00177ab9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13f53"/>
    </style:style>
    <style:style style:name="T5" style:family="text">
      <style:text-properties fo:language="ru" fo:country="RU" officeooo:rsid="0011c5f9"/>
    </style:style>
    <style:style style:name="T6" style:family="text">
      <style:text-properties fo:language="ru" fo:country="RU" officeooo:rsid="0013b46d"/>
    </style:style>
    <style:style style:name="T7" style:family="text">
      <style:text-properties fo:color="#0000ff" fo:language="ru" fo:country="RU"/>
    </style:style>
    <style:style style:name="T8" style:family="text">
      <style:text-properties fo:color="#0000ff" fo:language="ru" fo:country="RU" fo:font-style="normal" style:font-style-asian="normal" style:font-style-complex="normal"/>
    </style:style>
    <style:style style:name="T9" style:family="text">
      <style:text-properties fo:color="#0000ff" fo:font-style="italic" style:font-style-asian="italic" style:font-style-complex="italic"/>
    </style:style>
    <style:style style:name="T10" style:family="text">
      <style:text-properties fo:color="#0000ff" fo:font-style="normal" style:font-style-asian="normal" style:font-style-complex="normal"/>
    </style:style>
    <style:style style:name="T11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style:use-window-font-color="true" fo:language="ru" fo:country="RU" fo:font-style="normal" style:font-style-asian="normal" style:font-style-complex="normal"/>
    </style:style>
    <style:style style:name="T13" style:family="text">
      <style:text-properties style:use-window-font-color="true"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language="uk" fo:country="UA"/>
    </style:style>
    <style:style style:name="T17" style:family="text">
      <style:text-properties fo:color="#3399ff"/>
    </style:style>
    <style:style style:name="T18" style:family="text">
      <style:text-properties fo:color="#3333ff"/>
    </style:style>
    <style:style style:name="T19" style:family="text">
      <style:text-properties fo:color="#0066ff"/>
    </style:style>
    <style:style style:name="T20" style:family="text">
      <style:text-properties fo:color="#0066ff" officeooo:rsid="00194d01"/>
    </style:style>
    <style:style style:name="T21" style:family="text">
      <style:text-properties officeooo:rsid="00113f53"/>
    </style:style>
    <style:style style:name="T22" style:family="text">
      <style:text-properties officeooo:rsid="00170833"/>
    </style:style>
    <style:style style:name="T23" style:family="text">
      <style:text-properties officeooo:rsid="00177ab9"/>
    </style:style>
    <style:style style:name="T24" style:family="text">
      <style:text-properties officeooo:rsid="00189fdd"/>
    </style:style>
    <style:style style:name="T25" style:family="text">
      <style:text-properties officeooo:rsid="00194d01"/>
    </style:style>
    <style:style style:name="T26" style:family="text">
      <style:text-properties officeooo:rsid="001cd25c"/>
    </style:style>
    <style:style style:name="T27" style:family="text">
      <style:text-properties officeooo:rsid="001d9705"/>
    </style:style>
    <style:style style:name="T28" style:family="text">
      <style:text-properties officeooo:rsid="001f20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Страницы с красным: 2,5,<text:span text:style-name="T1">6,</text:span>7,11,21,22,26,39</text:p>
      <text:p text:style-name="P10">Улучшить главы: 1,2,7,8 (особенно вторую половину <text:span text:style-name="T1">2</text:span>й главы)!</text:p>
      <text:h text:style-name="Heading_20_2" text:outline-level="2">Фанфик очищен по страницу: 6<text:span text:style-name="T28">4</text:span></text:h>
      <text:p text:style-name="P19"/>
      <text:p text:style-name="P12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7">Дав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P30">&lt;темы: Терра - Майкл Джексон, Кантерлот - Марк Нофлер, Понивилль - Сеал и фан-музыка. Дэш - Roxette, <text:span text:style-name="T25">Селестия - Милен Фармер- </text:span>&gt;</text:p>
      <text:h text:style-name="Heading_20_2" text:outline-level="2">Музыка</text:h>
      <text:p text:style-name="Text_20_body">1. Терра - <text:span text:style-name="T15">Electronics “Disappointed”/Gary Jules “Mad World”/Pink Floyd “Another Brick In The Wall”</text:span></text:p>
      <text:p text:style-name="P16">2. Пробуждение - <text:span text:style-name="T9">Pet Shop Boys “So Hard”???</text:span></text:p>
      <text:p text:style-name="P16">3. Норф - <text:span text:style-name="T9">Dire Straits “Coyote”</text:span></text:p>
      <text:p text:style-name="P20">4. З<text:span text:style-name="T3">аклинание Последнего Шанса. </text:span><text:span text:style-name="T10">Mike Oldfield – Tres Lunas ”To Be Free” (Radio Edit)</text:span></text:p>
      <text:p text:style-name="P21">5. Нерадивый ученик</text:p>
      <text:p text:style-name="P20"><text:span text:style-name="T10">6. Нерадивый ученик-2 </text:span><text:span text:style-name="T12">&lt;</text:span><text:span text:style-name="T8">Depeche Mode — Painkiller</text:span><text:span text:style-name="T12">&gt;</text:span></text:p>
      <text:p text:style-name="P17">7. Жаркий пикник &lt;<text:span text:style-name="T17">Mylene Farmer — L`Ame-Stram-Gram</text:span>&gt;<text:line-break/>8. Стыд <text:s/>&lt;<text:span text:style-name="T18">Pet Shop Boys — A Man Could Get Arrested</text:span>&gt;</text:p>
      <text:p text:style-name="P17">9. Кошмар пегасов</text:p>
      <text:p text:style-name="P17">10. (40*<text:span text:style-name="T1">ctg(Pi/4)-6)/(ln(e)-sin(0)) </text:span>- </text:p>
      <text:p text:style-name="P17"><text:span text:style-name="T19">11. - Mark Knopfler — Hill Farmers Blues </text:span><text:span text:style-name="T20">(Live At Cordoba)</text:span><text:line-break/></text:p>
      <text:p text:style-name="P22">Roxette - Crush On You, How Do You Do</text:p>
      <text:p text:style-name="P23">Seal - Killer, <text:span text:style-name="T26">Amazing (Thin White Duke Remix)</text:span></text:p>
      <text:p text:style-name="P24">Synthis — Empty Skies</text:p>
      <text:p text:style-name="P18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/>
      <text:p text:style-name="P1"><text:span text:style-name="T13">&lt;</text:span><text:span text:style-name="T14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7"/>
      <text:p text:style-name="P1"><text:span text:style-name="T11">&lt;</text:span><text:span text:style-name="T14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1">&gt;</text:span></text:p>
      <text:p text:style-name="P11">&lt;<text:span text:style-name="T3"> Пони — сельские жители и не любят больших городов. </text:span>&gt;</text:p>
      <text:p text:style-name="P9"/>
      <text:p text:style-name="P9">Дэш выписывает пируэты в небе. Анон пытается зарисовать её (Дэш попросила его об этом — схематические рисунки пируэтов Дэш). </text:p>
      <text:p text:style-name="P9"/>
      <text:p text:style-name="P3"><text:soft-page-break/>Шесть. Пять. Четыре. Три. Два. Один.</text:p>
      <text:p text:style-name="P3">– Старт!</text:p>
      <text:p text:style-name="P3">Подъёмная мощь пегаски ошеломляла. Дэш ракетой взлетела в небесную голубизну, всего за пару секунд превратившись в точку. Там, на недосягаемой высоте, пегаска пролетела немного вперёд, чтобы молнией обрушиться с высоты, увлекая за собой расширяющийся радужный шлейф. Несмотря на то, что Дэш отлетела от нас на безопасное расстояние, вихрь взлохматил мои волосы и попытался сорвать рубашку, когда она молнией пронеслась мимо наблюдательной площадки. Плотный облачный покров разлетелся в клочья, пронзённый многоцветной стрелой. Через брешь в облаках было видно, как у самой земли пегаска резко сменила направление, помчавшись параллельно земле. За ней вырастало грибовидное облако пыли, вызванное ударной волной. Дома поднимались в воздух и осыпались грудой булыжников, деревья превращались в ворох щепок под расходящимся радужным фронтом. Через несколько секунд глухой гул достиг моих ушей. Я, разинув рот, наблюдал за катаклизмом, пока тень от парящей скалы не накрыла эпицентр радужного удара.</text:p>
      <text:p text:style-name="P3">Святое дерьмо! Только что на моих глазах щуплая пегаска без особого труда сотворила некое подобие ядерного взрыва! И эти чокнутые пони до сих пор используют алебарды в дворцовой страже и разговаривают на равных с другими расами! Воистину, что-то неправильно в этом мире!</text:p>
      <text:p text:style-name="P3">… Или во мне …</text:p>
      <text:p text:style-name="P3">Важные единороги в белых халатах тихо переговаривались между собой, наблюдая последствия удара в мощную подзорную трубу на треноге. Твайлайт во главе всей этой учёной шараги записывала в длинный столбик вычисления на доске, установленной в центре наблюдательной площадки. Луна стояла рядом, следя за вычислениями.</text:p>
      <text:p text:style-name="P3">– Ну что, видел? Тебе понравилось? Круто, правда?!!</text:p>
      <text:p text:style-name="P3">Дэш зависла надо мной с гордым видом. Я молча <text:span text:style-name="T21">таращился</text:span> на неё с открытым ртом. Да, Анон, тебе ещё не приходилось водить дружбу с ядерным реактором голубого цвета!</text:p>
      <text:p text:style-name="P3">Пегаска, не услышав от меня слов восхищения, надулась.</text:p>
      <text:p text:style-name="P3">– Между прочим, я ещё не на полную выложилась! Если бы мне разрешили взлететь повыше, удар был бы на <text:span text:style-name="T21">двадцать процентов</text:span> круче!</text:p>
      <text:p text:style-name="P3">– И тогда бы возникла угроза разрушения «Громовержца». – заметила Твайлайт, подходя к нам. – В скальном массиве есть трещина, проходящая через центр масс. При усилении радужного удара на величину от десяти до семнадцати процентов, ударная волна приведёт «Громовержец» к резонансной вибрации, что, в свою очередь, может привести к фрагментации скалы на три части.</text:p>
      <text:p text:style-name="P3">Дэш почесала в затылке.</text:p>
      <text:p text:style-name="P3">– Ты хочешь сказать — вжарь я посильнее, и «Громовержец» рассыпался бы?</text:p>
      <text:p text:style-name="P3">– Нечто вроде. – кивнула Твайлайт. – Уверенность не стопроцентная, но риск велик.</text:p>
      <text:p text:style-name="P3">– То есть, мне нужно будет лупить по болоту не сильнее, чем сейчас?</text:p>
      <text:p text:style-name="P33">– <text:span text:style-name="T23">Именно!</text:span></text:p>
      <text:p text:style-name="P35">К нашей компании подошла Луна.</text:p>
      <text:p text:style-name="P34">– <text:span text:style-name="T24">Согласно расчётам, для расчистки болота от пландерсидов достаточно половинной силы радужного удара. </text:span></text:p>
      <text:p text:style-name="P34"/>
      <text:p text:style-name="P34"/>
      <text:p text:style-name="P6">&lt;<text:span text:style-name="T3">Луна инспектирует последствия двойного радужного удара (сообщите всемоб окончании испытаний. Снимите кордоны с дорог) и приходит к выводу о его пригодности для зачистки болота — </text:span></text:p>
      <text:p text:style-name="P6"><text:span text:style-name="T3"/></text:p>
      <text:p text:style-name="P32"><text:span text:style-name="T3">И Дэш «зачищает» болото — чем будит Кракена. </text:span><text:span text:style-name="T5">Луна приказывает Дэш ударить его с максимальной силой — та делает. От </text:span><text:span text:style-name="T6">Г</text:span><text:span text:style-name="T5">ромовержца откалываются огромные куски, убивают кракена и заваливают </text:span><text:span text:style-name="T6">брешь в иные миры</text:span><text:span text:style-name="T5">. А</text:span><text:span text:style-name="T6">г</text:span><text:span text:style-name="T5">амемнон пережигает оставшееся щупальце, всё ещё держащее остатки </text:span><text:soft-page-break/><text:span text:style-name="T5">Громовержца.</text:span></text:p>
      <text:p text:style-name="P32"><text:span text:style-name="T4"/></text:p>
      <text:p text:style-name="P32"><text:span text:style-name="T4">«Болото» на самом деле — провал, заполненный иномирной слизью</text:span>&gt;</text:p>
      <text:p text:style-name="P3"/>
      <text:p text:style-name="P9">(пегаска говорит, что когда возникают сильные чувства, можно даже читать мысли. Анон дарит Дэш рисунок на прощание — она просила его об этом. Дэш потом дорисовывает на рисунке Анона)</text:p>
      <text:p text:style-name="P9"/>
      <text:p text:style-name="P6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6">Ещ</text:span><text:span text:style-name="T3">ё</text:span><text:span text:style-name="T16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шлею.</text:p>
      <text:p text:style-name="P3"/>
      <text:p text:style-name="P3">…</text:p>
      <text:p text:style-name="P3"/>
      <text:p text:style-name="P3"><text:soft-page-break/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за обрывом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3">Дэш тянула всё сильнее, край обрыва стремительно приближался. Я начал нервничать. Если пегаска вздумает прямо с обрыва уйти в крутое пике, колесница может перевернуться, а ремней безопасности тут не предусмотрено.</text:p>
      <text:p text:style-name="P3">Спокойно, Анон, она не может об этом не знать. Просто доверься ей.</text:p>
      <text:p text:style-name="P3">Парковая дорожка на исходе — а пегаска и не думала раскрывать крылья. Мне вдруг пришло в голову, что Дэш не имеет опыта буксировки небесных колесниц! Откуда ей знать! Я еле сдержался, чтобы не выпрыгнуть из «Королевы Лорен» на последних метрах. Поздно, Анон! Оставив пегаску запряженной в неуправляемую экспериментальную небесную колесницу, ты подвергнешь её опасности!</text:p>
      <text:p text:style-name="P3">Оттолкнувшись с разгону от края обрыва, Дэш прыгнула вперёд со сложенными крыльями. Вслед за ней в пропасть вылетела «Королева Лорен» с моей вопящей тушкой. Я уцепился в поручни и приготовился к крутому пике.</text:p>
      <text:p text:style-name="P3">Падения не последовало. Пегаска без труда скакала по облакам, как по земле. Колесница спокойно катилась за ней, легонько подпрыгивая на бурунчиках. Я вытер пот со лба.</text:p>
      <text:p text:style-name="P3">Пик «Громовержца» остался позади. Мы мчались по бескрайней гряде молочно-белого небесного покрывала навстречу солнцу. Облачные мосты и тоннели провожали нас курящимся следом. Казалось, силуэт пегаски на фоне золотого шара испускает радужное сияние. <text:span text:style-name="T16">Во всём мире остались только м</text:span>ы<text:span text:style-name="T16"> двое и чувство абсолютной, не ограниченной ничем свобод</text:span>ы заполнило меня до краёв. Я опьянел от чистейшего, насыщенного утренней свежестью воздуха, и странные мысли зародились в уголке моего восторженного сознания.</text:p>
      <text:p text:style-name="P5"/>
      <text:p text:style-name="P13">Я хотел бы лететь в небе рядом с тобой, но у меня нет крыльев.</text:p>
      <text:p text:style-name="P13">Мне хотелось бы лежать на облаке рядом с тобой, но я сын земли.</text:p>
      <text:p text:style-name="P13">Всё, что я могу — нарисовать тебя купающейся в солнечных лучах.</text:p>
      <text:p text:style-name="P13"/>
      <text:p text:style-name="P13">Я хотела бы бежать с тобой по полю, но у меня есть крылья.</text:p>
      <text:p text:style-name="P13">Я хотела бы лежать с тобой на поле ромашек, но я дочь неба.</text:p>
      <text:p text:style-name="P13">Всё что я могу — нести тебя в колеснице по облакам.</text:p>
      <text:p text:style-name="P13"/>
      <text:p text:style-name="P14">Картинка смазалась у меня перед глазами и на миг я увидел вместо гряды облаков поле с ромашками. Голубая радужногривая пегаска летела навстречу бегущему по полю человеку, и когда они встретились… </text:p>
      <text:p text:style-name="P3"/>
      <text:p text:style-name="P3">Я помотал головой, разгоняя глюки. Не отвлекайся, Анон! Следи за пегаской, если не хочешь допустить беды.</text:p>
      <text:p text:style-name="P3">Как будто услышав мои мысли, Дэш поджала ноги и расправила крылья. Я синхронно отработал штурвалом. Мы провалились в облако, чтобы в падении развернуться и выпрыгнуть вертикально вверх, словно дельфины из морской глади.</text:p>
      <text:p text:style-name="P3">Я вцепился в поручни и упёрся ногами в выступы для копыт пони-водителя. Сейчас мы должны выровняться, пегаска не сможет тащить колесницу прямо вверх: левитационная магия колесницы работает только когда её шасси обращено к земле.</text:p>
      <text:p text:style-name="P3">Проходила секунда за секундой, а мы продолжали лететь вверх. Пегаска словно задалась продемонстрировать мне чудеса упрямства и выносливости. Я кричал пегаске, чтобы она поворачивала, <text:soft-page-break/>но, казалось, та меня не слышала.</text:p>
      <text:p text:style-name="P3">Капля упала мне на щеку. Потом вторая, третья.</text:p>
      <text:p text:style-name="P3">Откуда дождь? Мы же над облаками? Я попробовал жидкость на вкус. Хм, солёная.</text:p>
      <text:p text:style-name="P3">Чёрт! Я хотел избежать этого.</text:p>
      <text:p text:style-name="P3">Дэш заложила широкую дугу и, наконец-то, выровнялась, повернув обратно к «Громовержцу». Обратный путь мы прошли быстро, пегаска летела в три раза быстрее, чем бежала.</text:p>
      <text:p text:style-name="P3">Отцепив «Королеву Лорен» от Дэш, я тихо спросил её:</text:p>
      <text:p text:style-name="P4">– Дэш, ты чего? Всё в порядке?</text:p>
      <text:p text:style-name="P4">– Ты о чём, Анон? – в тоне пегаски слышалось напряжение.</text:p>
      <text:p text:style-name="P4">– Ты ведь плакала?</text:p>
      <text:p text:style-name="P4">– Вот ещё! С какого это фига? У тебя глюки, Анон?</text:p>
      <text:p text:style-name="P4">Её наигранная весёлость только утвердила меня в своей правоте. Я осторожно снял с Дэш громадные противосолнечные очки.</text:p>
      <text:p text:style-name="P4">– Может, у меня и глюки, но вот это на глюк не похоже. – я прикоснулся ко влажной дорожке, протянувшейся по скуле пегаски из уголка глаза.</text:p>
      <text:p text:style-name="P8"><text:span text:style-name="T3">– Не трожь! – Дэш сердито фыркнула. – </text:span>Меня ослепило солнце! И вообще, не твоё дело!</text:p>
      <text:p text:style-name="P8"><text:s/>Вырвав у меня очки из рук, пегаска развернулась на одном копыте и улетела.</text:p>
      <text:p text:style-name="P15"/>
      <text:h text:style-name="Heading_20_2" text:outline-level="2">Идеи</text:h>
      <text:list xml:id="list7289166645885405991" text:style-name="L1">
        <text:list-item>
          <text:p text:style-name="P25">Книги:</text:p>
        </text:list-item>
      </text:list>
      <text:list xml:id="list311658758703643373" text:style-name="L2">
        <text:list-item>
          <text:p text:style-name="P26">«Великие грифоны прошлого» - из канона (5<text:span text:style-name="T1">s8e)</text:span></text:p>
        </text:list-item>
        <text:list-item>
          <text:p text:style-name="P26">«Высшие заклинания в повседневном использовании: от песчинки до дворца»</text:p>
        </text:list-item>
        <text:list-item>
          <text:p text:style-name="P27">«Малоизвестные аспекты магии трансформаций»</text:p>
        </text:list-item>
        <text:list-item>
          <text:p text:style-name="P26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6">Дасти Вейфарер «Зебрианская культура, быт и фольклор»</text:p>
        </text:list-item>
        <text:list-item>
          <text:p text:style-name="P26">«Краткая история Эквестрии»</text:p>
        </text:list-item>
        <text:list-item>
          <text:p text:style-name="P26">«Шедевры архитектуры Эквестрии» с разделом о Кантерлотском Королевском Дворце</text:p>
        </text:list-item>
        <text:list-item>
          <text:p text:style-name="P26">«Великие дела и великие чары». Страница 893: …</text:p>
        </text:list-item>
        <text:list-item>
          <text:p text:style-name="P26">«<text:span text:style-name="T2">Природа Проклятий</text:span>» - обмен</text:p>
        </text:list-item>
        <text:list-item>
          <text:p text:style-name="P26"><text:span text:style-name="T2">«Магия для Чайников»</text:span> - обмен</text:p>
        </text:list-item>
        <text:list-item>
          <text:p text:style-name="P26"><text:span text:style-name="T2">«Энциклопедия Арканум»</text:span> - обмен</text:p>
        </text:list-item>
        <text:list-item>
          <text:p text:style-name="P26">«О Гейсах» - обмен</text:p>
        </text:list-item>
        <text:list-item>
          <text:p text:style-name="P26">«<text:span text:style-name="T2">Тайны Тайных Наук</text:span>» - обмен</text:p>
        </text:list-item>
        <text:list-item>
          <text:p text:style-name="P27">«Основы Заклятий» - обмен</text:p>
        </text:list-item>
        <text:list-item>
          <text:p text:style-name="P26"><text:soft-page-break/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8035655562752464858" text:style-name="L3">
        <text:list-item>
          <text:p text:style-name="P28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8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9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8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8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8">Около 820-ти лет назад будущий маг Лайтнинг Стар поступил на обучение к наставнику Тииспоту</text:p>
        </text:list-item>
        <text:list-item>
          <text:p text:style-name="P28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8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8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8">У Селестии грива и хвост развеваются и переливаются от магического шампуня</text:p>
        </text:list-item>
        <text:list-item>
          <text:p text:style-name="P28">Тело Селестии очень крепкое — может выдержать несколько тонн земли</text:p>
        </text:list-item>
        <text:list-item>
          <text:p text:style-name="P28">Дискорд намного старше принцесс, его магия сильнее ихней на голову</text:p>
        </text:list-item>
        <text:list-item>
          <text:p text:style-name="P28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8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8">Самый главный враг сестёр и Дискорда — скука</text:p>
        </text:list-item>
        <text:list-item>
          <text:p text:style-name="P28">В Эквестрии на одного жеребца приходится четыре - пять кобыл</text:p>
        </text:list-item>
        <text:list-item>
          <text:p text:style-name="P28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8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8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8">Кроме Дискорда, старше сестёр ещё старейшина драконов</text:p>
        </text:list-item>
        <text:list-item>
          <text:p text:style-name="P28">Кэйденс не прожила и 60-ти лет и является низкорожденной</text:p>
        </text:list-item>
        <text:list-item>
          <text:p text:style-name="P28">Драконы — единственные из разумных рас мира Эквестрии, которые могут иметь потомство от <text:soft-page-break/>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8">Народ тихо фигел от нововведений и с ещё большим ожесточением продолжал делать по-своему</text:p>
        </text:list-item>
        <text:list-item>
          <text:p text:style-name="P28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8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8">Когда пони женятся, они обмениваются ножными браслетами</text:p>
        </text:list-item>
        <text:list-item>
          <text:p text:style-name="P28">Светилами, кроме сестёр, могут управлять единороги (группы), Дискорд, Твайлайт и Старсвирл</text:p>
        </text:list-item>
        <text:list-item>
          <text:p text:style-name="P28">Королева Кризалис — правительница Зелёной Долины</text:p>
        </text:list-item>
        <text:list-item>
          <text:p text:style-name="P28">Мать Луны и Селестии — аликорн Лорен. Мать Дискорда — Алиса (пони-человек)</text:p>
        </text:list-item>
        <text:list-item>
          <text:p text:style-name="P28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6-21T18:55:07.075458523</dc:date>
    <meta:editing-duration>P4DT6H9M7S</meta:editing-duration>
    <meta:editing-cycles>161</meta:editing-cycles>
    <meta:generator>LibreOffice/5.1.6.2$Linux_X86_64 LibreOffice_project/10m0$Build-2</meta:generator>
    <meta:document-statistic meta:table-count="0" meta:image-count="0" meta:object-count="0" meta:page-count="7" meta:paragraph-count="149" meta:word-count="2506" meta:character-count="16585" meta:non-whitespace-character-count="14179"/>
  </office:meta>
</office:document-meta>
</file>